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
            <text:p>TransportExecutionPlan</text:p>
          </table:table-cell>
          <table:table-cell table:style-name="ce8" office:value-type="string" office:string-value="Transport Execution Plan. Details">
            <text:p>Transport Execution Plan. Details</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in the negotiation of a transport service between a transport user and a transport service provider.">
            <text:p>A document used in the negotiation of a transport service between a transport user and a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Transport Execution Plan. UBL Version Identifier. Identifier">
            <text:p>Transport Execution Plan. UBL Vers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Transport Execution Plan. Customization Identifier. Identifier">
            <text:p>Transport Execution Plan. Customizat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Transport Execution Plan. Profile Identifier. Identifier">
            <text:p>Transport Execution Plan. Profile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Transport Execution Plan. Profile Execution Identifier. Identifier">
            <text:p>Transport Execution Plan. Profile Execut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Transport Execution Plan. Identifier">
            <text:p>Transport Execution Plan.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9" office:value-type="string" office:string-value="Transport Execution Plan. Version. Identifier">
            <text:p>Transport Execution Plan. Version.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Version">
            <text:p>Version</text:p>
          </table:table-cell>
          <table:table-cell table:style-name="ce11" office:value-type="string" table:formula="of:=IF([.F8]&lt;&gt;&quot;&quot;;CONCATENATE([.F8];&quot; &quot;;[.G8]);[.G8])" office:string-value="Version">
            <text:p>Version</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the current version of the Transport Execution Plan.">
            <text:p>Indicates the current version of the Transport Execution Plan.</text:p>
          </table:table-cell>
          <table:table-cell table:style-name="ce9" office:value-type="string" office:string-value="1.1 ">
            <text:p><text:s/>1.1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Transport Execution Plan. Copy_ Indicator. Indicator">
            <text:p>Transport Execution Plan. Copy_ Indicator. Indicato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Transport Execution Plan. UUID. Identifier">
            <text:p>Transport Execution Plan. UUID.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Transport Execution Plan. Issue Date. Date">
            <text:p>Transport Execution Plan. Issue Date. Dat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Transport Document Date">
            <text:p>Transport Document Date</text:p>
          </table:table-cell>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Transport Execution Plan. Issue Time. Time">
            <text:p>Transport Execution Plan. Issue Time. Tim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9" office:value-type="string" office:string-value="Transport Execution Plan. Document Status Code. Code">
            <text:p>Transport Execution Plan. Document Status Code. Cod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Code">
            <text:p>Code</text:p>
          </table:table-cell>
          <table:table-cell table:style-name="ce11" office:value-type="string" table:formula="of:=IF([.F13]&lt;&gt;&quot;&quot;;CONCATENATE([.F13];&quot; &quot;;[.G13]);[.G13])" office:string-value="Document Status Code">
            <text:p>Document Status Code</text:p>
          </table:table-cell>
          <table:table-cell table:style-name="ce9" office:value-type="string" office:string-value="Code">
            <text:p>Code</text:p>
          </table:table-cell>
          <table:table-cell table:style-name="ce9" office:value-type="string" office:string-value="Document Status">
            <text:p>Document Status</text:p>
          </table:table-cell>
          <table:table-cell table:style-name="ce11" office:value-type="string" table:formula="of:=IF([.J13]&lt;&gt;&quot;&quot;;CONCATENATE([.J13];&quot;_ &quot;;[.I13];&quot;. Type&quot;);CONCATENATE([.I13];&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status of the Transport Execution Plan (updated, cancelled, confirmed, etc.)">
            <text:p>A code signifying the status of the Transport Execution Plan (updated, cancelled, confirmed, etc.)</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9" office:value-type="string" office:string-value="Transport Execution Plan. Document Status Reason Code. Code">
            <text:p>Transport Execution Plan. Document Status Reason Code. Cod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Code">
            <text:p>Code</text:p>
          </table:table-cell>
          <table:table-cell table:style-name="ce11" office:value-type="string" table:formula="of:=IF([.F14]&lt;&gt;&quot;&quot;;CONCATENATE([.F14];&quot; &quot;;[.G14]);[.G14])" office:string-value="Document Status Reason Code">
            <text:p>Document Status Reason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a reason associated with the status of a Transport Execution Plan.">
            <text:p>A code signifying a reason associated with the status of a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9" office:value-type="string" office:string-value="Transport Execution Plan. Document Status Reason Description. Text">
            <text:p>Transport Execution Plan. Document Status Reason Description.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Description">
            <text:p>Description</text:p>
          </table:table-cell>
          <table:table-cell table:style-name="ce11" office:value-type="string" table:formula="of:=IF([.F15]&lt;&gt;&quot;&quot;;CONCATENATE([.F15];&quot; &quot;;[.G15]);[.G15])" office:string-value="Document Status Reason Description">
            <text:p>Document Status Reason Description</text:p>
          </table:table-cell>
          <table:table-cell table:style-name="ce9" office:value-type="string" office:string-value="Text">
            <text:p>Text</text:p>
          </table:table-cell>
          <table:table-cell table:style-name="ce9" office:value-type="string" office:string-value=""/>
          <table:table-cell table:style-name="ce11" office:value-type="string"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A reason for the status assigned to the Transport Execution Plan, expressed in text.">
            <text:p>A reason for the status assigned to the Transport Execution Plan, expressed in text.</text:p>
          </table:table-cell>
          <table:table-cell table:style-name="ce9" office:value-type="string" office:string-value="123 Standard Chartered Tower ">
            <text:p><text:s/>123 Standard Chartered Tower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9" office:value-type="string" office:string-value="Transport Execution Plan. Note. Text">
            <text:p>Transport Execution Plan. Note.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6]&lt;&gt;&quot;&quot;;CONCATENATE([.F16];&quot; &quot;;[.G16]);[.G16])"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9" office:value-type="string" office:string-value="Transport Execution Plan. Transport User_ Remarks. Text">
            <text:p>Transport Execution Plan. Transport User_ Remarks.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Transport User">
            <text:p>Transport Us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7]&lt;&gt;&quot;&quot;;CONCATENATE([.F17];&quot; &quot;;[.G17]);[.G17])"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user regarding the transport operations referred to in the Transport Execution Plan.">
            <text:p>Remarks from the transport user regarding the transport operations referred to in the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ransportServiceProviderRemarks">
            <text:p>TransportServiceProviderRemarks</text:p>
          </table:table-cell>
          <table:table-cell table:style-name="ce9" office:value-type="string" office:string-value="Transport Execution Plan. Transport Service Provider_ Remarks. Text">
            <text:p>Transport Execution Plan. Transport Service Provider_ Remarks.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Transport Service Provider">
            <text:p>Transport Service Provid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8]&lt;&gt;&quot;&quot;;CONCATENATE([.F18];&quot; &quot;;[.G18]);[.G18])"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service provider regarding the transport operations referred to in the Transport Execution Plan.">
            <text:p>Remarks from the transport service provider regarding the transport operations referred to in the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enderParty">
            <text:p>SenderParty</text:p>
          </table:table-cell>
          <table:table-cell office:value-type="string" table:style-name="ce10" office:string-value="Transport Execution Plan. Sender_ Party. Party">
            <text:p>Transport Execution Plan. Send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nder">
            <text:p>Sender</text:p>
          </table:table-cell>
          <table:table-cell table:style-name="ce10" office:value-type="string" office:string-value=""/>
          <table:table-cell table:style-name="ce10" office:value-type="string" office:string-value=""/>
          <table:table-cell table:formula="of:=[.M19]"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sending this document (can be either the transport user or the transport service provider).">
            <text:p>The party sending this document (can be either the transport user or the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ReceiverParty">
            <text:p>ReceiverParty</text:p>
          </table:table-cell>
          <table:table-cell office:value-type="string" table:style-name="ce10" office:string-value="Transport Execution Plan. Receiver_ Party. Party">
            <text:p>Transport Execution Plan. Receiv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Receiver">
            <text:p>Receiver</text:p>
          </table:table-cell>
          <table:table-cell table:style-name="ce10" office:value-type="string" office:string-value=""/>
          <table:table-cell table:style-name="ce10" office:value-type="string" office:string-value=""/>
          <table:table-cell table:formula="of:=[.M2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receiving this document (can be either the transport user or the transport service provider).">
            <text:p>The party receiving this document (can be either the transport user or the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UserParty">
            <text:p>TransportUserParty</text:p>
          </table:table-cell>
          <table:table-cell office:value-type="string" table:style-name="ce10" office:string-value="Transport Execution Plan. Transport User_ Party. Party">
            <text:p>Transport Execution Plan. Transport Us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User">
            <text:p>Transport User</text:p>
          </table:table-cell>
          <table:table-cell table:style-name="ce10" office:value-type="string" office:string-value=""/>
          <table:table-cell table:style-name="ce10" office:value-type="string" office:string-value=""/>
          <table:table-cell table:formula="of:=[.M2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requesting the transport service from a transport service provider.">
            <text:p>The party requesting the transport service from a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TransportServiceProviderParty">
            <text:p>TransportServiceProviderParty</text:p>
          </table:table-cell>
          <table:table-cell office:value-type="string" table:style-name="ce10" office:string-value="Transport Execution Plan. Transport Service Provider_ Party. Party">
            <text:p>Transport Execution Plan. Transport Service Provid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Provider">
            <text:p>Transport Service Provider</text:p>
          </table:table-cell>
          <table:table-cell table:style-name="ce10" office:value-type="string" office:string-value=""/>
          <table:table-cell table:style-name="ce10" office:value-type="string" office:string-value=""/>
          <table:table-cell table:formula="of:=[.M22]"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offering the transport service based upon a request from a transport user.">
            <text:p>The party offering the transport service based upon a request from a transport us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BillToParty">
            <text:p>BillToParty</text:p>
          </table:table-cell>
          <table:table-cell office:value-type="string" table:style-name="ce10" office:string-value="Transport Execution Plan. Bill To_ Party. Party">
            <text:p>Transport Execution Plan. Bill To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Bill To">
            <text:p>Bill To</text:p>
          </table:table-cell>
          <table:table-cell table:style-name="ce10" office:value-type="string" office:string-value=""/>
          <table:table-cell table:style-name="ce10" office:value-type="string" office:string-value=""/>
          <table:table-cell table:formula="of:=[.M23]"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bes the party that will pay for the transport service(s) provided in a Transport Execution Plan">
            <text:p>Describes the party that will pay for the transport service(s) provided in a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ignature">
            <text:p>Signature</text:p>
          </table:table-cell>
          <table:table-cell office:value-type="string" table:style-name="ce10" office:string-value="Transport Execution Plan. Signature">
            <text:p>Transport Execution Plan. Signature</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ExecutionPlanRequestDocumentReference">
            <text:p>TransportExecutionPlanRequestDocumentReference</text:p>
          </table:table-cell>
          <table:table-cell office:value-type="string" table:style-name="ce10" office:string-value="Transport Execution Plan. Transport Execution Plan Request_ Document Reference. Document Reference">
            <text:p>Transport Execution Plan. Transport Execution Plan Request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Transport Execution Plan Request.">
            <text:p>A reference to a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portExecutionPlanDocumentReference">
            <text:p>TransportExecutionPlanDocumentReference</text:p>
          </table:table-cell>
          <table:table-cell office:value-type="string" table:style-name="ce10" office:string-value="Transport Execution Plan. Transport Execution Plan_ Document Reference. Document Reference">
            <text:p>Transport Execution Plan. Transport Execution Plan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l Transport Execution Plan.">
            <text:p>A reference to an original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ServiceDescriptionDocumentReference">
            <text:p>TransportServiceDescriptionDocumentReference</text:p>
          </table:table-cell>
          <table:table-cell office:value-type="string" table:style-name="ce10" office:string-value="Transport Execution Plan. Transport Service Description_ Document Reference. Document Reference">
            <text:p>Transport Execution Plan. Transport Service Description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Description">
            <text:p>Transport Service Description</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10" office:string-value="Transport Execution Plan. Additional_ Document Reference. Document Reference">
            <text:p>Transport Execution Plan. Additional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ransportContract">
            <text:p>TransportContract</text:p>
          </table:table-cell>
          <table:table-cell office:value-type="string" table:style-name="ce10" office:string-value="Transport Execution Plan. Transport_ Contract. Contract">
            <text:p>Transport Execution Plan. Transport_ Contract. Contract</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text:p>Transport</text:p>
          </table:table-cell>
          <table:table-cell table:style-name="ce10" office:value-type="string" office:string-value=""/>
          <table:table-cell table:style-name="ce10" office:value-type="string" office:string-value=""/>
          <table:table-cell table:formula="of:=[.M29]"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contract related to the Transport Execution Plan.">
            <text:p>A contract related to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TransportServiceProviderResponseRequiredPeriod">
            <text:p>TransportServiceProviderResponseRequiredPeriod</text:p>
          </table:table-cell>
          <table:table-cell office:value-type="string" table:style-name="ce10" office:string-value="Transport Execution Plan. Transport Service Provider Response Required_ Period. Period">
            <text:p>Transport Execution Plan. Transport Service Provider Response Required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Provider Response Required">
            <text:p>Transport Service Provider Response Required</text:p>
          </table:table-cell>
          <table:table-cell table:style-name="ce10" office:value-type="string" office:string-value=""/>
          <table:table-cell table:style-name="ce10" office:value-type="string" office:string-value=""/>
          <table:table-cell table:formula="of:=[.M30]"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bes the deadline for when the Transport Service Provider will have to respond to a Transport Execution Plan .">
            <text:p>Describes the deadline for when the Transport Service Provider will have to respond to a Transport Execution Plan .</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TransportUserResponseRequiredPeriod">
            <text:p>TransportUserResponseRequiredPeriod</text:p>
          </table:table-cell>
          <table:table-cell office:value-type="string" table:style-name="ce10" office:string-value="Transport Execution Plan. Transport User Response Required_ Period. Period">
            <text:p>Transport Execution Plan. Transport User Response Required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User Response Required">
            <text:p>Transport User Response Required</text:p>
          </table:table-cell>
          <table:table-cell table:style-name="ce10" office:value-type="string" office:string-value=""/>
          <table:table-cell table:style-name="ce10" office:value-type="string" office:string-value=""/>
          <table:table-cell table:formula="of:=[.M31]"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Describes the deadline for when the Transport User will have to respond to a Transport Execution Plan suggested by a Transport Service Provider.">
            <text:p>Describes the deadline for when the Transport User will have to respond to a Transport Execution Plan suggested by a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ValidityPeriod">
            <text:p>ValidityPeriod</text:p>
          </table:table-cell>
          <table:table-cell office:value-type="string" table:style-name="ce10" office:string-value="Transport Execution Plan. Validity_ Period. Period">
            <text:p>Transport Execution Plan. Validity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3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during which the Transport Execution Plan is valid.">
            <text:p>A period during which the Transport Execution Plan is vali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MainTransportationService">
            <text:p>MainTransportationService</text:p>
          </table:table-cell>
          <table:table-cell office:value-type="string" table:style-name="ce10" office:string-value="Transport Execution Plan. Main_ Transportation Service. Transportation Service">
            <text:p>Transport Execution Plan. Main_ Transportation Service. Transportation Servi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Main">
            <text:p>Main</text:p>
          </table:table-cell>
          <table:table-cell table:style-name="ce10" office:value-type="string" office:string-value=""/>
          <table:table-cell table:style-name="ce10" office:value-type="string" office:string-value=""/>
          <table:table-cell table:formula="of:=[.M33]"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ption of the main transportation service referenced in the Transport Execution Plan.">
            <text:p>Description of the main transportation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dditionalTransportationService">
            <text:p>AdditionalTransportationService</text:p>
          </table:table-cell>
          <table:table-cell office:value-type="string" table:style-name="ce10" office:string-value="Transport Execution Plan. Additional_ Transportation Service. Transportation Service">
            <text:p>Transport Execution Plan. Additional_ Transportation Service. Transportation Servi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4]"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scription of an additional transportation service referenced in the Transport Execution Plan.">
            <text:p>A description of an additional transportation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rviceStartTimePeriod">
            <text:p>ServiceStartTimePeriod</text:p>
          </table:table-cell>
          <table:table-cell office:value-type="string" table:style-name="ce10" office:string-value="Transport Execution Plan. Service Start Time_ Period. Period">
            <text:p>Transport Execution Plan. Service Start Time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rvice Start Time">
            <text:p>Service Start Time</text:p>
          </table:table-cell>
          <table:table-cell table:style-name="ce10" office:value-type="string" office:string-value=""/>
          <table:table-cell table:style-name="ce10" office:value-type="string" office:string-value=""/>
          <table:table-cell table:formula="of:=[.M3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within which the service must begin.">
            <text:p>The period within which the service must begi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rviceEndTimePeriod">
            <text:p>ServiceEndTimePeriod</text:p>
          </table:table-cell>
          <table:table-cell office:value-type="string" table:style-name="ce10" office:string-value="Transport Execution Plan. Service End Time_ Period. Period">
            <text:p>Transport Execution Plan. Service End Time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rvice End Time">
            <text:p>Service End Time</text:p>
          </table:table-cell>
          <table:table-cell table:style-name="ce10" office:value-type="string" office:string-value=""/>
          <table:table-cell table:style-name="ce10" office:value-type="string" office:string-value=""/>
          <table:table-cell table:formula="of:=[.M36]"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during which the service must be completed.">
            <text:p>The period during which the service must be comple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FromLocation">
            <text:p>FromLocation</text:p>
          </table:table-cell>
          <table:table-cell office:value-type="string" table:style-name="ce10" office:string-value="Transport Execution Plan. From_ Location. Location">
            <text:p>Transport Execution Plan. From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From">
            <text:p>From</text:p>
          </table:table-cell>
          <table:table-cell table:style-name="ce10" office:value-type="string" office:string-value=""/>
          <table:table-cell table:style-name="ce10" office:value-type="string" office:string-value=""/>
          <table:table-cell table:formula="of:=[.M37]"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origin of the transport service referenced in the Transport Execution Plan.">
            <text:p>The location of origin of the transport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oLocation">
            <text:p>ToLocation</text:p>
          </table:table-cell>
          <table:table-cell office:value-type="string" table:style-name="ce10" office:string-value="Transport Execution Plan. To_ Location. Location">
            <text:p>Transport Execution Plan. To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o">
            <text:p>To</text:p>
          </table:table-cell>
          <table:table-cell table:style-name="ce10" office:value-type="string" office:string-value=""/>
          <table:table-cell table:style-name="ce10" office:value-type="string" office:string-value=""/>
          <table:table-cell table:formula="of:=[.M38]"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destination location for the transport service referenced in the Transport Execution Plan.">
            <text:p>The destination location for the transport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tLocation">
            <text:p>AtLocation</text:p>
          </table:table-cell>
          <table:table-cell office:value-type="string" table:style-name="ce10" office:string-value="Transport Execution Plan. At_ Location. Location">
            <text:p>Transport Execution Plan. At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t">
            <text:p>At</text:p>
          </table:table-cell>
          <table:table-cell table:style-name="ce10" office:value-type="string" office:string-value=""/>
          <table:table-cell table:style-name="ce10" office:value-type="string" office:string-value=""/>
          <table:table-cell table:formula="of:=[.M39]"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portExecutionTerms">
            <text:p>TransportExecutionTerms</text:p>
          </table:table-cell>
          <table:table-cell office:value-type="string" table:style-name="ce10" office:string-value="Transport Execution Plan. Transport Execution Terms">
            <text:p>Transport Execution Plan. Transport Execution Terms</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Transport Execution Terms">
            <text:p>Transport Execution Terms</text:p>
          </table:table-cell>
          <table:table-cell office:value-type="string" table:style-name="ce10" office:string-value="Transport Execution Terms">
            <text:p>Transport Execution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 Execution Terms">
            <text:p>Transport Execution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erms and conditions related to the Transport Execution Plan.">
            <text:p>A description of terms and conditions related to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Consignment">
            <text:p>Consignment</text:p>
          </table:table-cell>
          <table:table-cell office:value-type="string" table:style-name="ce10" office:string-value="Transport Execution Plan. Consignment">
            <text:p>Transport Execution Plan. Consignment</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Consignment">
            <text:p>Consignment</text:p>
          </table:table-cell>
          <table:table-cell office:value-type="string" table:style-name="ce10"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signment">
            <text:p>Consign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